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0pt" officeooo:rsid="0006e7c0" officeooo:paragraph-rsid="0006e7c0" style:font-size-asian="20pt" style:font-size-complex="20pt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style:font-size-asian="20pt" style:font-size-complex="20pt"/>
    </style:style>
    <style:style style:name="T1" style:family="text">
      <style:text-properties officeooo:rsid="0006e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e técnico <text:span text:style-name="T1">Proyecto Final</text:span></text:p>
      <text:p text:style-name="P1">Programación Multinucleo</text:p>
      <text:p text:style-name="P1">Profesor: Octavio Navarro</text:p>
      <text:p text:style-name="P2">César Armando Valladares Martínez</text:p>
      <text:p text:style-name="P1">A01023506</text:p>
      <text:p text:style-name="P1">Juan Pablo Güitrón Leal</text:p>
      <text:p text:style-name="P1">Noviembre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7:08:55.959242147</meta:creation-date>
    <dc:date>2018-11-12T17:12:47.639792271</dc:date>
    <meta:editing-duration>PT3M52S</meta:editing-duration>
    <meta:editing-cycles>1</meta:editing-cycles>
    <meta:document-statistic meta:table-count="0" meta:image-count="0" meta:object-count="0" meta:page-count="1" meta:paragraph-count="7" meta:word-count="20" meta:character-count="158" meta:non-whitespace-character-count="145"/>
    <meta:generator>LibreOffice/6.0.6.2$Linux_X86_64 LibreOffice_project/00m0$Build-2</meta:generator>
  </office:meta>
</office:document-meta>
</file>